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Mono 121" svg:font-family="'LM Mono 12'" style:font-pitch="fixed"/>
    <style:font-face style:name="LM Mono 12" svg:font-family="'LM Mono 12'" style:font-pitch="variable"/>
    <style:font-face style:name="LM Roman 12" svg:font-family="'LM Roman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t" svg:stroke-color="#666666" draw:fill="solid" draw:fill-color="#ffffff" draw:textarea-horizontal-align="justify" draw:textarea-vertical-align="middle" draw:auto-grow-height="false" fo:min-height="6.862cm" fo:min-width="10.422cm"/>
    </style:style>
    <style:style style:name="gr2" style:family="graphic" style:parent-style-name="standard">
      <style:graphic-properties svg:stroke-color="#666666" draw:fill="solid" draw:fill-color="#ffffff" draw:textarea-horizontal-align="justify" draw:textarea-vertical-align="middle" draw:auto-grow-height="false" fo:min-height="1.111cm" fo:min-width="2.497cm"/>
      <style:paragraph-properties style:writing-mode="lr-tb"/>
    </style:style>
    <style:style style:name="gr3" style:family="graphic" style:parent-style-name="standard">
      <style:graphic-properties svg:stroke-color="#666666" draw:fill-color="#ffffff" draw:textarea-horizontal-align="justify" draw:textarea-vertical-align="middle" draw:auto-grow-height="false" fo:min-height="1.655cm" fo:min-width="3.564cm"/>
      <style:paragraph-properties style:writing-mode="lr-tb"/>
    </style:style>
    <style:style style:name="gr4" style:family="graphic" style:parent-style-name="standard">
      <style:graphic-properties svg:stroke-color="#666666" draw:fill-color="#ffffff" draw:textarea-horizontal-align="justify" draw:textarea-vertical-align="middle" draw:auto-grow-height="false" fo:min-height="0.131cm" fo:min-width="0cm"/>
    </style:style>
    <style:style style:name="gr5" style:family="graphic" style:parent-style-name="standard">
      <style:graphic-properties svg:stroke-color="#666666" draw:textarea-vertical-align="middle"/>
    </style:style>
    <style:style style:name="gr6" style:family="graphic" style:parent-style-name="standard">
      <style:graphic-properties svg:stroke-color="#666666" draw:fill-color="#000000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color="#666666" draw:fill="solid" draw:textarea-vertical-align="middle"/>
    </style:style>
    <style:style style:name="gr8" style:family="graphic" style:parent-style-name="standard">
      <style:graphic-properties svg:stroke-color="#666666" draw:marker-start="Square_20_unfilled" draw:marker-start-width="0.3cm" draw:marker-end="Arrow" draw:marker-end-width="0.3cm" draw:textarea-vertical-align="middle"/>
    </style:style>
    <style:style style:name="gr9" style:family="graphic" style:parent-style-name="objectwithoutfill">
      <style:graphic-properties svg:stroke-color="#666666" draw:marker-end="Circle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cm"/>
      <style:paragraph-properties style:writing-mode="lr-tb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323cm" fo:min-width="0.503cm"/>
      <style:paragraph-properties style:writing-mode="lr-tb"/>
    </style:style>
    <style:style style:name="gr12" style:family="graphic" style:parent-style-name="standard">
      <style:graphic-properties svg:stroke-color="#666666" draw:fill="solid" draw:fill-color="#ffffff" draw:textarea-horizontal-align="justify" draw:textarea-vertical-align="middle" draw:auto-grow-height="false" fo:min-height="0.385cm" fo:min-width="2.497cm"/>
      <style:paragraph-properties style:writing-mode="lr-tb"/>
    </style:style>
    <style:style style:name="gr13" style:family="graphic" style:parent-style-name="objectwithoutfill">
      <style:graphic-properties svg:stroke-color="#666666" draw:marker-end="Circle" draw:marker-end-width="0.2cm" draw:fill="solid" draw:textarea-vertical-align="middle"/>
    </style:style>
    <style:style style:name="gr14" style:family="graphic" style:parent-style-name="objectwithoutfill">
      <style:graphic-properties svg:stroke-color="#666666" draw:marker-start="Circle" draw:marker-end="" draw:marker-end-width="0.2cm" draw:fill="solid" draw:textarea-vertical-align="middle"/>
    </style:style>
    <style:style style:name="gr15" style:family="graphic" style:parent-style-name="objectwithoutfill">
      <style:graphic-properties svg:stroke-color="#666666" draw:marker-end="" draw:marker-end-width="0.3cm" draw:fill="solid" draw:textarea-vertical-align="middle"/>
    </style:style>
    <style:style style:name="gr16" style:family="graphic" style:parent-style-name="standard">
      <style:graphic-properties svg:stroke-color="#666666" draw:marker-end="Arrow" draw:textarea-vertical-align="middle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0.323cm" fo:min-width="3.788cm"/>
      <style:paragraph-properties style:writing-mode="lr-tb"/>
    </style:style>
    <style:style style:name="gr18" style:family="graphic" style:parent-style-name="objectwithoutfill">
      <style:graphic-properties svg:stroke-color="#666666" draw:marker-start="Circle" draw:marker-end="Circle" draw:marker-end-width="0.2cm" draw:fill="solid" draw:textarea-vertical-align="middle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0.323cm" fo:min-width="1.767cm"/>
      <style:paragraph-properties style:writing-mode="lr-tb"/>
    </style:style>
    <style:style style:name="gr20" style:family="graphic" style:parent-style-name="standard" style:list-style-name="L1">
      <style:graphic-properties svg:stroke-color="#666666" draw:fill="solid" draw:fill-color="#ffffff" draw:textarea-horizontal-align="justify" draw:textarea-vertical-align="middle" draw:auto-grow-height="false" fo:min-height="0.385cm" fo:min-width="2.497cm"/>
      <style:paragraph-properties style:writing-mode="lr-tb"/>
    </style:style>
    <style:style style:name="gr21" style:family="graphic" style:parent-style-name="standard">
      <style:graphic-properties svg:stroke-color="#666666" draw:fill="solid" draw:fill-color="#ffffff" draw:textarea-horizontal-align="justify" draw:textarea-vertical-align="middle" draw:auto-grow-height="false" fo:min-height="0cm" fo:min-width="0cm"/>
      <style:paragraph-properties style:writing-mode="lr-tb"/>
    </style:style>
    <style:style style:name="gr22" style:family="graphic" style:parent-style-name="objectwithoutfill">
      <style:graphic-properties svg:stroke-color="#666666" draw:marker-start="Circle" draw:marker-end="" draw:marker-end-width="0.3cm" draw:fill="solid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403cm"/>
      <style:paragraph-properties style:writing-mode="lr-tb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0.323cm" fo:min-width="0.361cm"/>
      <style:paragraph-properties style:writing-mode="lr-tb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0.323cm" fo:min-width="1.254cm"/>
      <style:paragraph-properties style:writing-mode="lr-tb"/>
    </style:style>
    <style:style style:name="gr26" style:family="graphic" style:parent-style-name="objectwithoutfill">
      <style:graphic-properties svg:stroke-color="#666666" draw:marker-start="" draw:marker-end="Circle" draw:fill="solid" draw:textarea-vertical-align="middle"/>
    </style:style>
    <style:style style:name="gr27" style:family="graphic" style:parent-style-name="standard">
      <style:graphic-properties svg:stroke-color="#666666" draw:fill-color="#ffffff" draw:textarea-horizontal-align="justify" draw:textarea-vertical-align="middle" draw:auto-grow-height="false" fo:min-height="0.323cm" fo:min-width="1.905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  <style:text-properties fo:color="#404040" style:font-name="LM Roman 12" fo:font-size="16pt" style:font-size-asian="16pt" style:font-size-complex="16pt"/>
    </style:style>
    <style:style style:name="P3" style:family="paragraph">
      <loext:graphic-properties draw:fill-color="#ffffff"/>
      <style:paragraph-properties fo:text-align="center" style:writing-mode="lr-tb"/>
      <style:text-properties fo:color="#404040" style:font-name="LM Roman 12" fo:font-size="16pt" style:font-size-asian="16pt" style:font-size-complex="16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404040" style:font-name="LM Roman 12" fo:font-size="14pt" style:font-size-asian="14pt" style:font-size-complex="14pt"/>
    </style:style>
    <style:style style:name="P9" style:family="paragraph">
      <style:paragraph-properties fo:text-align="center" style:writing-mode="lr-tb"/>
      <style:text-properties fo:color="#404040" style:font-name="LM Roman 12" fo:font-size="12pt" style:font-size-asian="12pt" style:font-size-complex="12pt"/>
    </style:style>
    <style:style style:name="P10" style:family="paragraph">
      <loext:graphic-properties draw:fill-color="#ffffff"/>
      <style:paragraph-properties fo:text-align="center" style:writing-mode="lr-tb"/>
      <style:text-properties fo:color="#404040" style:font-name="LM Roman 12"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404040" style:font-name="LM Roman 12" fo:font-size="10pt" style:font-size-asian="10pt" style:font-size-complex="10pt"/>
    </style:style>
    <style:style style:name="P12" style:family="paragraph">
      <loext:graphic-properties draw:fill="solid" draw:fill-color="#ffffff"/>
      <style:paragraph-properties fo:text-align="center" style:writing-mode="lr-tb"/>
      <style:text-properties fo:color="#404040" style:font-name="LM Roman 12" fo:font-size="10pt" style:font-size-asian="10pt" style:font-size-complex="10pt"/>
    </style:style>
    <style:style style:name="P13" style:family="paragraph">
      <style:paragraph-properties fo:text-align="center" style:writing-mode="lr-tb"/>
      <style:text-properties fo:color="#404040" style:font-name="LM Roman 12" fo:font-size="10pt" style:font-size-asian="10pt" style:font-size-complex="10pt"/>
    </style:style>
    <style:style style:name="P14" style:family="paragraph">
      <loext:graphic-properties draw:fill-color="#ffffff"/>
      <style:paragraph-properties fo:text-align="center" style:writing-mode="lr-tb"/>
      <style:text-properties fo:color="#404040" style:font-name="LM Roman 12" fo:font-size="10pt" style:font-size-asian="10pt" style:font-size-complex="10pt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404040" style:font-name="LM Roman 12" fo:font-size="10pt" style:font-size-asian="10pt" style:font-size-complex="10pt"/>
    </style:style>
    <style:style style:name="P16" style:family="paragraph">
      <loext:graphic-properties draw:fill="none" draw:fill-color="#ffffff"/>
      <style:paragraph-properties style:writing-mode="lr-tb"/>
      <style:text-properties style:font-name="LM Roman 12" fo:font-size="8pt" style:font-size-asian="8pt" style:font-size-complex="8pt"/>
    </style:style>
    <style:style style:name="T1" style:family="text">
      <style:text-properties fo:color="#404040" style:font-name="LM Roman 12" fo:font-size="14pt" style:font-size-asian="14pt" style:font-size-complex="14pt"/>
    </style:style>
    <style:style style:name="T2" style:family="text">
      <style:text-properties fo:color="#404040" style:font-name="LM Roman 12" fo:font-size="12pt" style:font-size-asian="12pt" style:font-size-complex="12pt"/>
    </style:style>
    <style:style style:name="T3" style:family="text">
      <style:text-properties fo:color="#404040" style:font-name="LM Roman 12" fo:font-size="10pt" style:font-size-asian="10pt" style:font-size-complex="10pt"/>
    </style:style>
    <style:style style:name="T4" style:family="text">
      <style:text-properties style:font-name="LM Roman 12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922cm" svg:height="7.112cm" svg:x="4.572cm" svg:y="0.5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97cm" svg:height="1.361cm" svg:x="0.508cm" svg:y="0.803cm">
          <draw:glue-point draw:id="4" svg:x="5.001cm" svg:y="-2.858cm"/>
          <draw:glue-point draw:id="5" svg:x="5.001cm" svg:y="1.807cm"/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064cm" svg:height="1.905cm" svg:x="10.584cm" svg:y="3.072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4" xml:id="id1" draw:id="id1" draw:layer="layout" svg:width="0.127cm" svg:height="0.381cm" svg:x="13.913cm" svg:y="3.5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xml:id="id2" draw:id="id2" draw:layer="layout" svg:width="0.127cm" svg:height="0.381cm" svg:x="13.913cm" svg:y="4.064cm">
            <text:p/>
            <draw:enhanced-geometry svg:viewBox="0 0 21600 21600" draw:type="rectangle" draw:enhanced-path="M 0 0 L 21600 0 21600 21600 0 21600 0 0 Z N"/>
          </draw:custom-shape>
          <draw:connector draw:style-name="gr5" draw:text-style-name="P5" draw:layer="layout" svg:x1="13.976cm" svg:y1="3.937cm" svg:x2="13.976cm" svg:y2="4.064cm" draw:start-shape="id1" draw:start-glue-point="2" draw:end-shape="id2" draw:end-glue-point="0" svg:d="M13976 3937v127" svg:viewBox="0 0 1 128">
            <text:p/>
          </draw:connector>
          <draw:custom-shape draw:style-name="gr6" draw:text-style-name="P6" xml:id="id3" draw:id="id3" draw:layer="layout" svg:width="0.127cm" svg:height="0.1cm" svg:x="13.912cm" svg:y="3.3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5" draw:layer="layout" svg:x1="13.976cm" svg:y1="3.481cm" svg:x2="13.976cm" svg:y2="3.556cm" draw:start-shape="id3" draw:start-glue-point="7" draw:end-shape="id1" draw:end-glue-point="0" svg:d="M13976 3481v75" svg:viewBox="0 0 1 76">
            <text:p/>
          </draw:connector>
          <draw:line draw:style-name="gr7" draw:text-style-name="P7" draw:layer="layout" svg:x1="13.913cm" svg:y1="4.572cm" svg:x2="14.04cm" svg:y2="4.572cm">
            <text:p/>
          </draw:line>
          <draw:line draw:style-name="gr7" draw:text-style-name="P7" draw:layer="layout" svg:x1="13.979cm" svg:y1="4.445cm" svg:x2="13.979cm" svg:y2="4.572cm">
            <text:p/>
          </draw:line>
          <draw:line draw:style-name="gr7" draw:text-style-name="P7" draw:layer="layout" svg:x1="13.913cm" svg:y1="3.749cm" svg:x2="13.786cm" svg:y2="3.749cm">
            <text:p/>
          </draw:line>
          <draw:line draw:style-name="gr7" draw:text-style-name="P7" draw:layer="layout" svg:x1="13.914cm" svg:y1="4.249cm" svg:x2="13.787cm" svg:y2="4.249cm">
            <text:p/>
          </draw:line>
        </draw:g>
        <draw:line draw:style-name="gr8" draw:text-style-name="P5" draw:layer="layout" svg:x1="12.643cm" svg:y1="7.644cm" svg:x2="12.63cm" svg:y2="4.976cm">
          <text:p/>
        </draw:line>
        <draw:connector draw:style-name="gr9" draw:text-style-name="P7" draw:layer="layout" draw:type="lines" svg:x1="14.648cm" svg:y1="4.026cm" svg:x2="16.193cm" svg:y2="4.014cm" svg:d="M14648 4026l1545-12" svg:viewBox="0 0 1546 13">
          <text:p/>
        </draw:connector>
        <draw:frame draw:style-name="gr10" draw:text-style-name="P8" draw:layer="layout" svg:width="3.302cm" svg:height="0.95cm" svg:x="12.446cm" svg:y="0.381cm">
          <draw:text-box>
            <text:p><text:span text:style-name="T1">PX0 Control</text:span></text:p>
          </draw:text-box>
        </draw:frame>
        <draw:custom-shape draw:style-name="gr11" draw:text-style-name="P10" draw:layer="layout" svg:width="1.065cm" svg:height="0.635cm" svg:x="16.376cm" svg:y="3.653cm">
          <text:p text:style-name="P9"><text:span text:style-name="T2">PX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2.997cm" svg:height="0.635cm" svg:x="0.508cm" svg:y="2.672cm">
          <text:p text:style-name="P11"><text:span text:style-name="T3">I2C1_SCK_PIN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.997cm" svg:height="0.635cm" svg:x="0.508cm" svg:y="2.072cm">
          <text:p text:style-name="P13"><text:span text:style-name="T3">I2C1_SDA_PIN</text:span></text:p>
          <draw:enhanced-geometry svg:viewBox="0 0 21600 21600" draw:type="rectangle" draw:enhanced-path="M 0 0 L 21600 0 21600 21600 0 21600 0 0 Z N"/>
        </draw:custom-shape>
        <draw:connector draw:style-name="gr13" draw:text-style-name="P7" xml:id="id5" draw:id="id5" draw:layer="layout" draw:type="line" svg:x1="4.592cm" svg:y1="1.997cm" svg:x2="6.731cm" svg:y2="1.995cm" svg:d="M4592 1997l2139-2" svg:viewBox="0 0 2140 3">
          <text:p/>
        </draw:connector>
        <draw:connector draw:style-name="gr14" draw:text-style-name="P7" draw:layer="layout" draw:type="line" svg:x1="7.557cm" svg:y1="1.997cm" svg:x2="9.607cm" svg:y2="1.991cm" svg:d="M7557 1997l2050-6" svg:viewBox="0 0 2051 7">
          <text:p/>
        </draw:connector>
        <draw:connector draw:style-name="gr15" draw:text-style-name="P7" draw:layer="layout" draw:type="line" svg:x1="6.634cm" svg:y1="1.995cm" svg:x2="7.366cm" svg:y2="1.518cm" svg:d="M6634 1995l732-477" svg:viewBox="0 0 733 478">
          <text:p/>
        </draw:connector>
        <draw:ellipse draw:style-name="gr16" draw:text-style-name="P5" draw:layer="layout" svg:width="0.946cm" svg:height="1.084cm" draw:transform="skewX (-0.206472450510929) rotate (-0.569326402000551) translate (6.72cm 1.374cm)" draw:kind="arc" draw:start-angle="28.63" draw:end-angle="144.26">
          <text:p/>
        </draw:ellipse>
        <draw:custom-shape draw:style-name="gr17" draw:text-style-name="P14" draw:layer="layout" svg:width="4.35cm" svg:height="0.635cm" svg:x="4.926cm" svg:y="0.786cm">
          <text:p text:style-name="P13"><text:span text:style-name="T3">I2C1_SDA_PIN == PX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7" xml:id="id7" draw:id="id7" draw:layer="layout" draw:type="line" svg:x1="4.592cm" svg:y1="3.499cm" svg:x2="6.731cm" svg:y2="3.495cm" svg:d="M4592 3499l2139-4" svg:viewBox="0 0 2140 5">
          <text:p/>
        </draw:connector>
        <draw:connector draw:style-name="gr18" draw:text-style-name="P7" draw:layer="layout" draw:type="line" svg:x1="7.557cm" svg:y1="3.497cm" svg:x2="9.707cm" svg:y2="3.497cm" svg:d="M7557 3497h2150" svg:viewBox="0 0 2151 1">
          <text:p/>
        </draw:connector>
        <draw:connector draw:style-name="gr15" draw:text-style-name="P7" draw:layer="layout" draw:type="line" svg:x1="6.634cm" svg:y1="3.495cm" svg:x2="7.366cm" svg:y2="3.018cm" svg:d="M6634 3495l732-477" svg:viewBox="0 0 733 478">
          <text:p/>
        </draw:connector>
        <draw:ellipse draw:style-name="gr16" draw:text-style-name="P5" draw:layer="layout" svg:width="0.946cm" svg:height="1.084cm" draw:transform="skewX (-0.206472450510929) rotate (-0.569326402000551) translate (6.72cm 2.874cm)" draw:kind="arc" draw:start-angle="28.63" draw:end-angle="144.26">
          <text:p/>
        </draw:ellipse>
        <draw:connector draw:style-name="gr13" draw:text-style-name="P7" xml:id="id9" draw:id="id9" draw:layer="layout" draw:type="line" svg:x1="4.592cm" svg:y1="5.984cm" svg:x2="6.731cm" svg:y2="5.995cm" svg:d="M4592 5984l2139 11" svg:viewBox="0 0 2140 12">
          <text:p/>
        </draw:connector>
        <draw:connector draw:style-name="gr18" draw:text-style-name="P7" draw:layer="layout" draw:type="line" svg:x1="7.557cm" svg:y1="5.997cm" svg:x2="9.707cm" svg:y2="5.983cm" svg:d="M7557 5997l2150-14" svg:viewBox="0 0 2151 15">
          <text:p/>
        </draw:connector>
        <draw:connector draw:style-name="gr15" draw:text-style-name="P7" draw:layer="layout" draw:type="line" svg:x1="6.634cm" svg:y1="5.995cm" svg:x2="7.366cm" svg:y2="5.518cm" svg:d="M6634 5995l732-477" svg:viewBox="0 0 733 478">
          <text:p/>
        </draw:connector>
        <draw:ellipse draw:style-name="gr16" draw:text-style-name="P5" draw:layer="layout" svg:width="0.946cm" svg:height="1.084cm" draw:transform="skewX (-0.206472450510929) rotate (-0.569326402000551) translate (6.72cm 5.374cm)" draw:kind="arc" draw:start-angle="28.63" draw:end-angle="144.26">
          <text:p/>
        </draw:ellipse>
        <draw:custom-shape draw:style-name="gr19" draw:text-style-name="P10" draw:layer="layout" svg:width="2.329cm" svg:height="0.635cm" svg:x="5.88cm" svg:y="3.763cm">
          <text:p text:style-name="P9"><text:span text:style-name="T2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997cm" svg:height="1.361cm" svg:x="0.508cm" svg:y="4.902cm">
          <draw:glue-point draw:id="4" svg:x="5.001cm" svg:y="-2.858cm"/>
          <draw:glue-point draw:id="5" svg:x="5.001cm" svg:y="1.807cm"/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2.997cm" svg:height="0.635cm" svg:x="0.508cm" svg:y="6.771cm">
          <text:p text:style-name="P11"><text:span text:style-name="T3">UART0_RX_PIN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.997cm" svg:height="0.635cm" svg:x="0.508cm" svg:y="6.171cm">
          <text:p text:style-name="P13"><text:span text:style-name="T3">UART0_TX_PIN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xml:id="id4" draw:id="id4" draw:layer="layout" svg:width="0.248cm" svg:height="0.225cm" svg:x="3.257cm" svg:y="0.98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" draw:text-style-name="P12" xml:id="id6" draw:id="id6" draw:layer="layout" svg:width="0.248cm" svg:height="0.225cm" svg:x="3.256cm" svg:y="1.62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3" draw:text-style-name="P7" xml:id="id11" draw:id="id11" draw:layer="layout" draw:type="line" svg:x1="4.592cm" svg:y1="7.392cm" svg:x2="6.732cm" svg:y2="7.395cm" svg:d="M4592 7392l2140 3" svg:viewBox="0 0 2141 4">
          <text:p/>
        </draw:connector>
        <draw:connector draw:style-name="gr22" draw:text-style-name="P7" draw:layer="layout" draw:type="line" svg:x1="7.558cm" svg:y1="7.397cm" svg:x2="9.604cm" svg:y2="7.395cm" svg:d="M7558 7397l2046-2" svg:viewBox="0 0 2047 3">
          <text:p/>
        </draw:connector>
        <draw:connector draw:style-name="gr15" draw:text-style-name="P7" draw:layer="layout" draw:type="line" svg:x1="6.635cm" svg:y1="7.395cm" svg:x2="7.367cm" svg:y2="6.918cm" svg:d="M6635 7395l732-477" svg:viewBox="0 0 733 478">
          <text:p/>
        </draw:connector>
        <draw:ellipse draw:style-name="gr16" draw:text-style-name="P5" draw:layer="layout" svg:width="0.946cm" svg:height="1.084cm" draw:transform="skewX (-0.206472450510929) rotate (-0.569326402000551) translate (6.721cm 6.774cm)" draw:kind="arc" draw:start-angle="28.63" draw:end-angle="144.26">
          <text:p/>
        </draw:ellipse>
        <draw:custom-shape draw:style-name="gr17" draw:text-style-name="P14" draw:layer="layout" svg:width="4.35cm" svg:height="0.635cm" svg:x="4.827cm" svg:y="6.186cm">
          <text:p text:style-name="P13"><text:span text:style-name="T3">UART0_RX_PIN == PX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xml:id="id8" draw:id="id8" draw:layer="layout" svg:width="0.248cm" svg:height="0.225cm" svg:x="3.257cm" svg:y="5.08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1" draw:text-style-name="P12" xml:id="id10" draw:id="id10" draw:layer="layout" svg:width="0.248cm" svg:height="0.225cm" svg:x="3.257cm" svg:y="5.68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" draw:text-style-name="P14" draw:layer="layout" svg:width="4.35cm" svg:height="0.635cm" svg:x="4.927cm" svg:y="2.286cm">
          <text:p text:style-name="P13"><text:span text:style-name="T3">I2C1_SCK_PIN == PX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.505cm" svg:y1="1.093cm" svg:x2="4.592cm" svg:y2="1.997cm" draw:start-shape="id4" draw:start-glue-point="1" draw:end-shape="id5" draw:end-glue-point="2" svg:d="M3505 1093l1087 904" svg:viewBox="0 0 1088 905">
          <text:p/>
        </draw:connector>
        <draw:connector draw:style-name="gr7" draw:text-style-name="P7" draw:layer="layout" draw:type="line" svg:x1="3.504cm" svg:y1="1.739cm" svg:x2="4.592cm" svg:y2="3.499cm" draw:start-shape="id6" draw:start-glue-point="1" draw:end-shape="id7" draw:end-glue-point="2" svg:d="M3504 1739l1088 1760" svg:viewBox="0 0 1089 1761">
          <text:p/>
        </draw:connector>
        <draw:connector draw:style-name="gr7" draw:text-style-name="P7" draw:layer="layout" draw:type="line" svg:x1="3.505cm" svg:y1="5.193cm" svg:x2="4.592cm" svg:y2="5.984cm" draw:start-shape="id8" draw:start-glue-point="1" draw:end-shape="id9" draw:end-glue-point="2" svg:d="M3505 5193l1087 791" svg:viewBox="0 0 1088 792">
          <text:p/>
        </draw:connector>
        <draw:connector draw:style-name="gr7" draw:text-style-name="P7" draw:layer="layout" draw:type="line" svg:x1="3.505cm" svg:y1="5.793cm" svg:x2="4.592cm" svg:y2="7.392cm" draw:start-shape="id10" draw:start-glue-point="1" draw:end-shape="id11" draw:end-glue-point="2" svg:d="M3505 5793l1087 1599" svg:viewBox="0 0 1088 1600">
          <text:p/>
        </draw:connector>
        <draw:custom-shape draw:style-name="gr17" draw:text-style-name="P14" draw:layer="layout" svg:width="4.35cm" svg:height="0.635cm" svg:x="4.828cm" svg:y="4.786cm">
          <text:p text:style-name="P13"><text:span text:style-name="T3">UART0_TX_PIN == PX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6" draw:layer="layout" svg:width="1.143cm" svg:height="0.653cm" svg:x="2.362cm" svg:y="0.75cm">
          <draw:text-box>
            <text:p><text:span text:style-name="T4">SDA</text:span></text:p>
          </draw:text-box>
        </draw:frame>
        <draw:frame draw:style-name="gr23" draw:text-style-name="P16" draw:layer="layout" svg:width="1.143cm" svg:height="0.653cm" svg:x="2.363cm" svg:y="1.351cm">
          <draw:text-box>
            <text:p><text:span text:style-name="T4">SCK</text:span></text:p>
          </draw:text-box>
        </draw:frame>
        <draw:frame draw:style-name="gr23" draw:text-style-name="P16" draw:layer="layout" svg:width="1.143cm" svg:height="0.653cm" svg:x="2.463cm" svg:y="4.851cm">
          <draw:text-box>
            <text:p><text:span text:style-name="T4">TX</text:span></text:p>
          </draw:text-box>
        </draw:frame>
        <draw:frame draw:style-name="gr23" draw:text-style-name="P16" draw:layer="layout" svg:width="1.143cm" svg:height="0.653cm" svg:x="2.463cm" svg:y="5.451cm">
          <draw:text-box>
            <text:p><text:span text:style-name="T4">RX</text:span></text:p>
          </draw:text-box>
        </draw:frame>
        <draw:custom-shape draw:style-name="gr24" draw:text-style-name="P10" draw:layer="layout" svg:width="0.923cm" svg:height="0.635cm" svg:x="1.57cm" svg:y="3.683cm">
          <text:p text:style-name="P9"><text:span text:style-name="T2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8" draw:layer="layout" svg:width="1.524cm" svg:height="0.95cm" svg:x="0.835cm" svg:y="0.979cm">
          <draw:text-box>
            <text:p><text:span text:style-name="T1">I2C1</text:span></text:p>
          </draw:text-box>
        </draw:frame>
        <draw:frame draw:style-name="gr10" draw:text-style-name="P8" draw:layer="layout" svg:width="2.159cm" svg:height="0.95cm" svg:x="0.535cm" svg:y="5.079cm">
          <draw:text-box>
            <text:p><text:span text:style-name="T1">UART0</text:span></text:p>
          </draw:text-box>
        </draw:frame>
        <draw:custom-shape draw:style-name="gr25" draw:text-style-name="P10" draw:layer="layout" svg:width="1.816cm" svg:height="0.635cm" svg:x="11.754cm" svg:y="7.765cm">
          <text:p text:style-name="P9"><text:span text:style-name="T2">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9.608cm" svg:y1="1.991cm" svg:x2="9.604cm" svg:y2="7.397cm">
          <text:p/>
        </draw:line>
        <draw:line draw:style-name="gr26" draw:text-style-name="P7" draw:layer="layout" svg:x1="10.584cm" svg:y1="3.938cm" svg:x2="9.506cm" svg:y2="3.938cm">
          <text:p/>
        </draw:line>
        <draw:custom-shape draw:style-name="gr27" draw:text-style-name="P10" draw:layer="layout" svg:width="2.467cm" svg:height="0.635cm" svg:x="10.765cm" svg:y="3.302cm">
          <text:p text:style-name="P9"><text:span text:style-name="T2">STRENG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0" draw:layer="layout" svg:width="2.467cm" svg:height="0.635cm" svg:x="10.765cm" svg:y="4.102cm">
          <text:p text:style-name="P9"><text:span text:style-name="T2">DR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Mono 121" svg:font-family="'LM Mono 12'" style:font-pitch="fixed"/>
    <style:font-face style:name="LM Mono 12" svg:font-family="'LM Mono 12'" style:font-pitch="variable"/>
    <style:font-face style:name="LM Roman 12" svg:font-family="'LM Roman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_20_unfilled" draw:display-name="Square unfilled" svg:viewBox="0 0 300 300" svg:d="M0 0h300v300h-300zM20 20h260v260h-26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0:03:57.303989080</meta:creation-date>
    <dc:date>2021-09-28T11:23:21.273259580</dc:date>
    <meta:editing-duration>PT1H20M43S</meta:editing-duration>
    <meta:editing-cycles>18</meta:editing-cycles>
    <meta:generator>LibreOffice/6.4.7.2$Linux_X86_64 LibreOffice_project/40$Build-2</meta:generator>
    <meta:document-statistic meta:object-count="63"/>
  </office:meta>
</office:document-meta>
</file>